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9pt" style:font-size-asian="9pt" style:font-size-complex="9pt"/>
    </style:style>
    <style:style style:name="P4" style:parent-style-name="Standaard" style:family="paragraph">
      <style:text-properties fo:font-size="16pt" style:font-size-asian="16pt" style:font-size-complex="16pt"/>
    </style:style>
    <style:style style:name="P5" style:parent-style-name="Standaard" style:family="paragraph">
      <style:text-properties fo:font-size="16pt" style:font-size-asian="16pt" style:font-size-complex="16pt"/>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6pt" style:font-size-asian="16pt" style:font-size-complex="16pt"/>
    </style:style>
    <style:style style:name="P8" style:parent-style-name="Standaard" style:family="paragraph">
      <style:text-properties fo:font-size="16pt" style:font-size-asian="16pt" style:font-size-complex="16pt"/>
    </style:style>
    <style:style style:name="P9" style:parent-style-name="Standaard" style:family="paragraph">
      <style:text-properties fo:font-size="16pt" style:font-size-asian="16pt" style:font-size-complex="16pt"/>
    </style:style>
    <style:style style:name="P10" style:parent-style-name="Standaard" style:family="paragraph">
      <style:text-properties fo:font-size="16pt" style:font-size-asian="16pt" style:font-size-complex="16pt"/>
    </style:style>
  </office:automatic-styles>
  <office:body>
    <office:text text:use-soft-page-breaks="true">
      <text:p text:style-name="P1"><text:span text:style-name="T2">Stappenplan</text:span><text:line-break/><text:span text:style-name="T3">Door: Mack Mendes Moreira, GAM21 group name T.B.A.</text:span></text:p>
      <text:p text:style-name="P4">Inleiding</text:p>
      <text:p text:style-name="Standaard">Voor nu is dit document meer een soort van wishlist<text:s/>van wat we nodig hebben.<text:s/></text:p>
      <text:p text:style-name="Standaard">Ik weet dat erin de proto-GGD staat dat er een supplement gamedesign document(SGD) genaamd “Book of Monsters” bestaat, maar ik moet deze nog aanmaken hoop dat dit zo spoedig mogelijk lukt. Dit zelfde geld voor alle andere SGD’s die beschreven staan in de proto-GGD.</text:p>
      <text:p text:style-name="Standaard">Voor dingen die niet uitgelegd worden moet je ze opzoeken in de proto-GDD.<text:s/>Soms zul je “moet” lezen, maar niks moet en ik kan jullie natuurlijk niet dwingen dingen te doen tijdens de vakantie. Na de vakantie krijg je drie weken om met ideeën te komen. Na deze drie weken geef ik ons 1 tot 2 weken om de presentatie te maken.<text:s/>Tijdens deze 1 of 2 weken zullen we ook de planning, GGD, character sheets<text:s/>enz. maken.</text:p>
      <text:p text:style-name="P5">Enemies</text:p>
      <text:p text:style-name="Standaard">Als iedereen van ons groepje tussen de 5-10 bosses kan verzinnen, dan hebben we aan het einde van de zomer<text:s/>ongeveer tussen de 35 en 70 bosses. Vervolgens kiezen we de 10 bosses die ons het leukst lijken om te maken en werken vandaar uit verder.</text:p>
      <text:p text:style-name="Standaard">Ik ga een monster sheet maken die jullie kunnen gebruiken om bosses en mobs te maken. Jullie hoeven de sheet niet helemaal in te vullen en mogen best alleen schetsen inleveren. In het geval dat je alleen schetsen wilt inleveren dring ik jullie wel aan om op zijn minst een naam erbij te verzinnen en je bronnen erbij te zetten. Mits je natuurlijk<text:s/>je idee op iets hebt gebaseerd.</text:p>
      <text:p text:style-name="Standaard">Denk er ook aan hoe sterk je jouw boss wilt hebben. Wil je dat hij in het begin verslagen kan worden? Wil je dat hij een late game boss is? Dit is vrij belangrijk zodat we de boss in een tier kunnen stoppen.</text:p>
      <text:p text:style-name="Standaard">Fillerbosses worden als 1 boss gezien. Dus ook al maak je een “familie”<text:s/>van 5 fillerbosses, ze zullen als 1 worden gezien. Dus je<text:s/>moet nog steeds 4 anderen maken, mits je dat nog niet had.<text:s/>Als je een “familie” maakt zullen de template en laatste fillerboss<text:s/>voorrang krijgen om in de game te komen.</text:p>
      <text:p text:style-name="Standaard">Aangezien we geen tijdperiode hebben bepaald, mag je jouw bosses baseren op dingen van alle tijdperiode. Het liefst wel een tijdperiode nemen van voor 2017.</text:p>
      <text:p text:style-name="P6">Weapons en Magics</text:p>
      <text:p text:style-name="Standaard">Net als bij enemies moeten we even per persoon op zijn minst 5 magics verzinnen. 1 magic is trouwens 2 spells, de normal action en de special action.<text:s/>En van de wapens moeten we ook per persoon 5 wapens verzinnen.</text:p>
      <text:p text:style-name="Standaard">Ik weet nog niet zeker hoeveel weapons en magics we in de game gaan ze stoppen. Bij wapens op zijn aller minst 2 weapons per weapontypes en voor magic 2 magics per magic school.<text:s/>Maar zolang we uit 35/70 magics kunnen kiezen maakt het niet zoveel uit.</text:p>
      <text:soft-page-break/>
      <text:p text:style-name="Standaard">Verzin bij magic ook de grimoire waar de speler deze magic vandaan krijgt. Een grimoire bestaat uit een model en een sprite.<text:s/>En bij zowel weapons als magic zou het fijn zijn als je ook de perks erbij verzint.</text:p>
      <text:p text:style-name="Standaard">Ik zal ook weapons en magic sheets maken, om het voor jullie makkelijker te maken. De bijbehorende<text:s/>SGD’s moet ik nog maken.<text:s/>Wanneer je trouwens een magic maakt moet je het zo goed mogelijk beschreven of uittekenen. Zelfde geldt voor wapens.</text:p>
      <text:p text:style-name="P7">Armor<text:s/>en Accessoires</text:p>
      <text:p text:style-name="Standaard">Als iedereen 1 armor set per armor type verzint ben ik al meer dan tevreden.<text:s/>Als je een armor set verzint maakt het niet zoveel uit voor welk geslacht je het maakt. We maken denk ik wel gewoon twee character models voor de main character, een mannelijke en vrouwelijke model. Dus leef je uit!</text:p>
      <text:p text:style-name="Standaard">Zet ook hierbij je bronnen neer, zodat mensen kunnen bekijken uit welk cultuur en tijdperiode je jouw idee vandaan hebt gehaald en zij ook soortgelijke armorsets kunnen designen.</text:p>
      <text:p text:style-name="Standaard">Accesoires zijn sieraden die de speler draagt. Denk hierbij aan ringen, kettingen en oorbellen. Ik verwacht niet echt dat we Accesoires in het spel zullen stoppen maar als we minstens 5 accesoires hebben verzonnen, zullen we ze toevoegen.</text:p>
      <text:p text:style-name="P8">Items</text:p>
      <text:p text:style-name="Standaard">Items zijn best simpel te maken en verzinnen. Ik verwacht niet dat jullie items verzinnen, maar mocht je toch items willen verzinnen moet je dit doen bij de bijbehorende SGD. Vul de item sheet zoveel mogelijk in en vul de bronnen ook, mochten die er zijn.</text:p>
      <text:p text:style-name="Standaard">Als je een item verzint, verzin ook of ze in een bepaalde shop zitten en bepaal ook de prijs.</text:p>
      <text:p text:style-name="Standaard">We zullen wel zien hoeveel items we in het spel zullen stoppen.</text:p>
      <text:p text:style-name="P9">NPC’s</text:p>
      <text:p text:style-name="Standaard">Er staat in de proto-GDD een lijst met NPC’s. Als je een NPC verzint die in de rustplaats tevoorschijn komt moet je ze in die lijst zetten. De lijst staat trouwens in het “NPC’s” hoofdstuk in de proto-GDD.<text:s/>Als je NPC alleen tevoorschijn komt in 1 van de bosses, moet je de NPC in de boss sheet beschrijven.</text:p>
      <text:p text:style-name="P10">Mechanics</text:p>
      <text:p text:style-name="Standaard">Als je een idee hebt voor een mechanic moet je dit in de proto-GDD zetten. Zet er een datum en je naam onder zodat we kunnen zien dat het een nieuwe idee is.<text:s/>Beschrijf je mechanic zo goed mogelijk en bedenk ook waarom jouw mechanic goed zou werken met de game.</text:p>
      <text:p text:style-name="Standaard">Na dezomer vakantie zullen we natturlijk even bespreken welke mechanics blijven en welke worden verwijde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6-14T13:08:00Z</meta:creation-date>
    <dc:date>2016-06-14T14:22:00Z</dc:date>
    <meta:template xlink:href="Normal" xlink:type="simple"/>
    <meta:editing-cycles>59</meta:editing-cycles>
    <meta:editing-duration>PT4380S</meta:editing-duration>
    <meta:document-statistic meta:page-count="2" meta:paragraph-count="9" meta:word-count="753" meta:character-count="4891" meta:row-count="34" meta:non-whitespace-character-count="4147"/>
  </office:meta>
</office:document-meta>
</file>